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0d410" officeooo:paragraph-rsid="0010d41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3pt" officeooo:rsid="0010d410" officeooo:paragraph-rsid="0010d410" style:font-size-asian="11.3500003814697pt" style:font-size-complex="13pt"/>
    </style:style>
    <style:style style:name="P3" style:family="paragraph" style:parent-style-name="Header">
      <style:text-properties officeooo:rsid="0010d410" officeooo:paragraph-rsid="0010d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e proje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d410" officeooo:paragraph-rsid="0010d41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ouboussi Lionel, Sag Uzay Umu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16:35:13.523314995</meta:creation-date>
    <dc:date>2020-01-05T16:50:59.100341818</dc:date>
    <meta:editing-duration>PT5M35S</meta:editing-duration>
    <meta:editing-cycles>1</meta:editing-cycles>
    <meta:document-statistic meta:table-count="0" meta:image-count="0" meta:object-count="0" meta:page-count="1" meta:paragraph-count="2" meta:word-count="8" meta:character-count="48" meta:non-whitespace-character-count="42"/>
    <meta:generator>LibreOffice/6.0.7.3$Linux_X86_64 LibreOffice_project/00m0$Build-3</meta:generator>
  </office:meta>
</office:document-meta>
</file>